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09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0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6"/>
        <table:table-row table:style-name="ro1">
          <table:table-cell table:style-name="ce1" office:value-type="string" calcext:value-type="string">
            <text:p>IQ Burned</text:p>
          </table:table-cell>
          <table:table-cell table:style-name="ce1" office:value-type="string" calcext:value-type="string">
            <text:p>Value (USD)</text:p>
          </table:table-cell>
          <table:table-cell table:style-name="ce1" office:value-type="string" calcext:value-type="string">
            <text:p>Tier</text:p>
          </table:table-cell>
          <table:table-cell table:style-name="ce1" office:value-type="string" calcext:value-type="string">
            <text:p>Voting power boost %</text:p>
          </table:table-cell>
          <table:table-cell table:style-name="ce1" office:value-type="string" calcext:value-type="string">
            <text:p>Voting power multipli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]*0.002414" office:value-type="currency" office:currency="USD" office:value="0.2414" calcext:value-type="currency">
            <text:p>$0.24</text:p>
          </table:table-cell>
          <table:table-cell office:value-type="float" office:value="1" calcext:value-type="float">
            <text:p>1</text:p>
          </table:table-cell>
          <table:table-cell table:formula="of:=POWER(2;LOG([.A2];10))" office:value-type="percentage" office:value="4" calcext:value-type="percentage">
            <text:p>400.00%</text:p>
          </table:table-cell>
          <table:table-cell table:formula="of:=[.D2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0" calcext:value-type="float">
            <text:p>1,000</text:p>
          </table:table-cell>
          <table:table-cell table:formula="of:=[.A3]*0.002414" office:value-type="currency" office:currency="USD" office:value="2.414" calcext:value-type="currency">
            <text:p>$2.41</text:p>
          </table:table-cell>
          <table:table-cell office:value-type="float" office:value="2" calcext:value-type="float">
            <text:p>2</text:p>
          </table:table-cell>
          <table:table-cell table:formula="of:=POWER(2;LOG([.A3];10))" office:value-type="percentage" office:value="8" calcext:value-type="percentage">
            <text:p>800.00%</text:p>
          </table:table-cell>
          <table:table-cell table:formula="of:=[.D3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0" calcext:value-type="float">
            <text:p>10,000</text:p>
          </table:table-cell>
          <table:table-cell table:formula="of:=[.A4]*0.002414" office:value-type="currency" office:currency="USD" office:value="24.14" calcext:value-type="currency">
            <text:p>$24.14</text:p>
          </table:table-cell>
          <table:table-cell office:value-type="float" office:value="3" calcext:value-type="float">
            <text:p>3</text:p>
          </table:table-cell>
          <table:table-cell table:formula="of:=POWER(2;LOG([.A4];10))" office:value-type="percentage" office:value="16" calcext:value-type="percentage">
            <text:p>1600.00%</text:p>
          </table:table-cell>
          <table:table-cell table:formula="of:=[.D4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00" calcext:value-type="float">
            <text:p>100,000</text:p>
          </table:table-cell>
          <table:table-cell table:formula="of:=[.A5]*0.002414" office:value-type="currency" office:currency="USD" office:value="241.4" calcext:value-type="currency">
            <text:p>$241.40</text:p>
          </table:table-cell>
          <table:table-cell office:value-type="float" office:value="4" calcext:value-type="float">
            <text:p>4</text:p>
          </table:table-cell>
          <table:table-cell table:formula="of:=POWER(2;LOG([.A5];10))" office:value-type="percentage" office:value="32" calcext:value-type="percentage">
            <text:p>3200.00%</text:p>
          </table:table-cell>
          <table:table-cell table:formula="of:=[.D5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0000" calcext:value-type="float">
            <text:p>1,000,000</text:p>
          </table:table-cell>
          <table:table-cell table:formula="of:=[.A6]*0.002414" office:value-type="currency" office:currency="USD" office:value="2414" calcext:value-type="currency">
            <text:p>$2,414.00</text:p>
          </table:table-cell>
          <table:table-cell office:value-type="float" office:value="5" calcext:value-type="float">
            <text:p>5</text:p>
          </table:table-cell>
          <table:table-cell table:formula="of:=POWER(2;LOG([.A6];10))" office:value-type="percentage" office:value="64" calcext:value-type="percentage">
            <text:p>6400.00%</text:p>
          </table:table-cell>
          <table:table-cell table:formula="of:=[.D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0000000" calcext:value-type="float">
            <text:p>10,000,000</text:p>
          </table:table-cell>
          <table:table-cell table:formula="of:=[.A7]*0.002414" office:value-type="currency" office:currency="USD" office:value="24140" calcext:value-type="currency">
            <text:p>$24,140.00</text:p>
          </table:table-cell>
          <table:table-cell office:value-type="float" office:value="6" calcext:value-type="float">
            <text:p>6</text:p>
          </table:table-cell>
          <table:table-cell table:formula="of:=POWER(2;LOG([.A7];10))" office:value-type="percentage" office:value="128" calcext:value-type="percentage">
            <text:p>12800.00%</text:p>
          </table:table-cell>
          <table:table-cell table:formula="of:=[.D7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0000000" calcext:value-type="float">
            <text:p>100,000,000</text:p>
          </table:table-cell>
          <table:table-cell table:formula="of:=[.A8]*0.002414" office:value-type="currency" office:currency="USD" office:value="241400" calcext:value-type="currency">
            <text:p>$241,400.00</text:p>
          </table:table-cell>
          <table:table-cell office:value-type="float" office:value="7" calcext:value-type="float">
            <text:p>7</text:p>
          </table:table-cell>
          <table:table-cell table:formula="of:=POWER(2;LOG([.A8];10))" office:value-type="percentage" office:value="256" calcext:value-type="percentage">
            <text:p>25600.00%</text:p>
          </table:table-cell>
          <table:table-cell table:formula="of:=[.D8]+1"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6">00/00/0000</text:date>, <text:time style:data-style-name="N2" text:time-value="12:05:42.478354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28:02.687403149</meta:creation-date>
    <dc:date>2019-08-26T12:08:28.823755979</dc:date>
    <meta:editing-duration>PT17M29S</meta:editing-duration>
    <meta:editing-cycles>11</meta:editing-cycles>
    <meta:generator>LibreOffice/6.0.7.3$Linux_X86_64 LibreOffice_project/00m0$Build-3</meta:generator>
    <meta:document-statistic meta:table-count="1" meta:cell-count="40" meta:object-count="0"/>
  </office:meta>
</office:document-meta>
</file>